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u" svg:font-family="Ubunu"/>
    <style:font-face style:name="Noto Sans Devanagari1" svg:font-family="'Noto Sans Devanagari'" style:font-family-generic="swiss"/>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Ubunu" fo:font-weight="normal" officeooo:rsid="000a218e" officeooo:paragraph-rsid="000a218e" style:font-weight-asian="normal" style:font-weight-complex="normal"/>
    </style:style>
    <style:style style:name="P3" style:family="paragraph" style:parent-style-name="Standard">
      <style:text-properties style:font-name="Ubunu" fo:font-weight="normal" officeooo:rsid="000b85d5" officeooo:paragraph-rsid="000b85d5" style:font-weight-asian="normal" style:font-weight-complex="normal"/>
    </style:style>
    <style:style style:name="P4" style:family="paragraph" style:parent-style-name="Standard">
      <style:text-properties style:font-name="Ubunu" fo:font-weight="normal" officeooo:rsid="000beae6" officeooo:paragraph-rsid="000beae6" style:font-weight-asian="normal" style:font-weight-complex="normal"/>
    </style:style>
    <style:style style:name="P5" style:family="paragraph" style:parent-style-name="Standard">
      <style:text-properties style:font-name="Ubuntu" fo:font-weight="bold" officeooo:rsid="000dd8f9" style:font-weight-asian="bold" style:font-weight-complex="bold"/>
    </style:style>
    <style:style style:name="P6" style:family="paragraph" style:parent-style-name="Standard">
      <style:text-properties style:font-name="Ubuntu" fo:font-weight="bold" officeooo:rsid="000dd8f9" officeooo:paragraph-rsid="000dd8f9" style:font-weight-asian="bold" style:font-weight-complex="bold"/>
    </style:style>
    <style:style style:name="P7" style:family="paragraph" style:parent-style-name="Standard">
      <style:text-properties style:font-name="Ubuntu" fo:font-weight="bold" officeooo:rsid="000f1959" officeooo:paragraph-rsid="000f1959" style:font-weight-asian="bold" style:font-weight-complex="bold"/>
    </style:style>
    <style:style style:name="P8" style:family="paragraph" style:parent-style-name="Standard">
      <style:text-properties style:font-name="Ubuntu" fo:font-weight="normal" officeooo:rsid="000dd8f9" officeooo:paragraph-rsid="000dd8f9" style:font-weight-asian="normal" style:font-weight-complex="normal"/>
    </style:style>
    <style:style style:name="T1" style:family="text">
      <style:text-properties officeooo:rsid="000b85d5"/>
    </style:style>
    <style:style style:name="T2" style:family="text">
      <style:text-properties officeooo:rsid="000beae6"/>
    </style:style>
    <style:style style:name="T3" style:family="text">
      <style:text-properties style:text-line-through-style="none" style:text-line-through-type="none" fo:font-style="normal" style:text-underline-style="none" style:font-style-asian="normal" style:font-style-complex="normal"/>
    </style:style>
    <style:style style:name="T4" style:family="text">
      <style:text-properties style:text-line-through-style="none" style:text-line-through-type="none" fo:font-style="normal" style:text-underline-style="none" officeooo:rsid="000b85d5" style:font-style-asian="normal" style:font-style-complex="normal"/>
    </style:style>
    <style:style style:name="T5" style:family="text">
      <style:text-properties style:text-line-through-style="none" style:text-line-through-type="none" fo:font-style="normal" style:text-underline-style="none" officeooo:rsid="000beae6" style:font-style-asian="normal" style:font-style-complex="normal"/>
    </style:style>
    <style:style style:name="T6" style:family="text">
      <style:text-properties style:text-line-through-style="none" style:text-line-through-type="none" fo:font-style="normal" style:text-underline-style="none" officeooo:rsid="000dd8f9" style:font-style-asian="normal" style:font-style-complex="normal"/>
    </style:style>
    <style:style style:name="T7"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fo:padding="0.0193in" fo:border="none"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E 315 Lab #5 Report – Cache Optimization</text:p>
      <text:p text:style-name="P6"/>
      <text:p text:style-name="P8">In this lab I manually optimized the matmul (matrix multiply) code to exploit cache locality and record the results. The results and discussion are detailed below.</text:p>
      <text:p text:style-name="P5"><text:span text:style-name="T7"/></text:p>
      <text:p text:style-name="P7">Results</text:p>
      <text:p text:style-name="P6"><draw:frame draw:style-name="fr1" draw:name="Object1" text:anchor-type="paragraph" svg:width="7.8984in" svg:height="0.7138in" draw:z-index="0"><draw:object xlink:href="./Object 1" xlink:type="simple" xlink:show="embed" xlink:actuate="onLoad"/><draw:image xlink:href="./ObjectReplacements/Object 1" xlink:type="simple" xlink:show="embed" xlink:actuate="onLoad"/></draw:frame>Table 1:<text:span text:style-name="T7"> Comparing original code performance at various gcc optimization levels</text:span></text:p>
      <text:p text:style-name="P6"><draw:frame draw:style-name="fr2" draw:name="Object2" text:anchor-type="paragraph" svg:x="-0.3835in" svg:y="0.2917in" svg:width="7.622in" svg:height="0.7138in" draw:z-index="1"><draw:object xlink:href="./Object 2" xlink:type="simple" xlink:show="embed" xlink:actuate="onLoad"/><draw:image xlink:href="./ObjectReplacements/Object 2" xlink:type="simple" xlink:show="embed" xlink:actuate="onLoad"/></draw:frame></text:p>
      <text:p text:style-name="P6">Table 2: <text:span text:style-name="T7">Comparing the best compiler optimization runs of the original and manually optiimzed code</text:span></text:p>
      <text:p text:style-name="P1"/>
      <text:p text:style-name="P7">Discussion</text:p>
      <text:p text:style-name="P3">Comparing the results obtained measuring the performance of the original code at different optiization levels, it is clear that cache references contributes to the runtime somewhat. This conclusion can be made since the cache misses at each optimization level has a consistent count of cache misses. <text:span text:style-name="T2">For example, w</text:span>hen the number of cache references decreased in an order of magnitude <text:span text:style-name="T2">from -O0 to -O1</text:span>, the runtime dropped sharply <text:span text:style-name="T2">by about 40 seconds</text:span>.</text:p>
      <text:p text:style-name="P2"/>
      <text:p text:style-name="P2">Comparing the <text:span text:style-name="T1">result</text:span>s <text:span text:style-name="T1">from running the manually optimized code</text:span>, it is clear that cache misses are <text:span text:style-name="T2">very</text:span> strongly correlated to runtime <text:span text:style-name="T1">while being slightly dependent on the number of cache references. It is quite clear from that the penalty of the cache misses is a significant contribution to runtime compared to the amount of time it takes to refrence the cache billions of times. For example, the original code running at </text:span><text:span text:style-name="T4">O2 had three orders of magnitude more cache misses and that accounted for a 145 second increase in runtime. While cache misses play a big role in the runtime, it can still be offset by the number of cache references. For example, the number of cache misses of the Column</text:span><text:span text:style-name="T5">-major run was half of that of the Tiled 16x16 run, but the runtime was slightly faster in the tiled run due to the number of cache references.</text:span></text:p>
      <text:p text:style-name="P2"><text:span text:style-name="T5"/></text:p>
      <text:p text:style-name="P4"><text:span text:style-name="T3">While the compiler optimization is quite useful at speeding up code using tried-and true techniques such as loop unrolling or code restructuring, it cannot be compared to manually optimizing the code where the developer can change the execution order and much more which breaks many floating point operations like in matm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u" svg:font-family="Ubunu"/>
    <style:font-face style:name="Noto Sans Devanagari1" svg:font-family="'Noto Sans Devanagari'" style:font-family-generic="swiss"/>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22:33:55.606682922</meta:creation-date>
    <dc:date>2018-05-24T23:11:08.257065135</dc:date>
    <meta:editing-duration>PT24M46S</meta:editing-duration>
    <meta:editing-cycles>5</meta:editing-cycles>
    <meta:generator>LibreOffice/6.0.4.2$Linux_X86_64 LibreOffice_project/00m0$Build-2</meta:generator>
    <meta:document-statistic meta:table-count="0" meta:image-count="0" meta:object-count="2" meta:page-count="1" meta:paragraph-count="9" meta:word-count="332" meta:character-count="2009" meta:non-whitespace-character-count="1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70.45pt"/>
    </style:style>
    <style:style style:name="co2" style:family="table-column">
      <style:table-column-properties fo:break-before="auto" style:column-width="97.4pt"/>
    </style:style>
    <style:style style:name="co3" style:family="table-column">
      <style:table-column-properties fo:break-before="auto" style:column-width="107.55pt"/>
    </style:style>
    <style:style style:name="co4" style:family="table-column">
      <style:table-column-properties fo:break-before="auto" style:column-width="96.6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0.06pt solid #000000"/>
    </style:style>
    <style:style style:name="ce3"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resul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number-columns-repeated="1019" table:default-cell-style-name="ce1"/>
        <table:table-row table:style-name="ro1">
          <table:table-cell office:value-type="string" calcext:value-type="string">
            <text:p>Original Code</text:p>
          </table:table-cell>
          <table:table-cell office:value-type="string" calcext:value-type="string">
            <text:p>-O0</text:p>
          </table:table-cell>
          <table:table-cell office:value-type="string" calcext:value-type="string">
            <text:p>-O1</text:p>
          </table:table-cell>
          <table:table-cell office:value-type="string" calcext:value-type="string">
            <text:p>-O2</text:p>
          </table:table-cell>
          <table:table-cell office:value-type="string" calcext:value-type="string">
            <text:p>-O3</text:p>
          </table:table-cell>
          <table:table-cell table:number-columns-repeated="1019"/>
        </table:table-row>
        <table:table-row table:style-name="ro1">
          <table:table-cell office:value-type="string" calcext:value-type="string">
            <text:p>Runtime</text:p>
          </table:table-cell>
          <table:table-cell office:value-type="float" office:value="202.34877439" calcext:value-type="float">
            <text:p>202.34877439</text:p>
          </table:table-cell>
          <table:table-cell office:value-type="float" office:value="166.076212079" calcext:value-type="float">
            <text:p>166.076212079</text:p>
          </table:table-cell>
          <table:table-cell office:value-type="float" office:value="159.971429077" calcext:value-type="float">
            <text:p>159.971429077</text:p>
          </table:table-cell>
          <table:table-cell office:value-type="float" office:value="161.545491659" calcext:value-type="float">
            <text:p>161.545491659</text:p>
          </table:table-cell>
          <table:table-cell table:number-columns-repeated="1019"/>
        </table:table-row>
        <table:table-row table:style-name="ro1">
          <table:table-cell office:value-type="string" calcext:value-type="string">
            <text:p>Cache Misses</text:p>
          </table:table-cell>
          <table:table-cell table:style-name="ce3" office:value-type="float" office:value="1084140262" calcext:value-type="float">
            <text:p>1,084,140,262</text:p>
          </table:table-cell>
          <table:table-cell table:style-name="ce3" office:value-type="float" office:value="1079980413" calcext:value-type="float">
            <text:p>1,079,980,413</text:p>
          </table:table-cell>
          <table:table-cell table:style-name="ce3" office:value-type="float" office:value="1080257277" calcext:value-type="float">
            <text:p>1,080,257,277</text:p>
          </table:table-cell>
          <table:table-cell table:style-name="ce3" office:value-type="float" office:value="1081763365" calcext:value-type="float">
            <text:p>1,081,763,365</text:p>
          </table:table-cell>
          <table:table-cell table:number-columns-repeated="1019"/>
        </table:table-row>
        <table:table-row table:style-name="ro1">
          <table:table-cell office:value-type="string" calcext:value-type="string">
            <text:p>Cache References</text:p>
          </table:table-cell>
          <table:table-cell table:style-name="ce3" office:value-type="float" office:value="22770521309" calcext:value-type="float">
            <text:p>22,770,521,309</text:p>
          </table:table-cell>
          <table:table-cell table:style-name="ce3" office:value-type="float" office:value="3383834986" calcext:value-type="float">
            <text:p>3,383,834,986</text:p>
          </table:table-cell>
          <table:table-cell table:style-name="ce3" office:value-type="float" office:value="3382122281" calcext:value-type="float">
            <text:p>3,382,122,281</text:p>
          </table:table-cell>
          <table:table-cell table:style-name="ce3" office:value-type="float" office:value="3382311965" calcext:value-type="float">
            <text:p>3,382,311,965</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22:43:08.2366268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70.45pt"/>
    </style:style>
    <style:style style:name="co2" style:family="table-column">
      <style:table-column-properties fo:break-before="auto" style:column-width="77.41pt"/>
    </style:style>
    <style:style style:name="co3" style:family="table-column">
      <style:table-column-properties fo:break-before="auto" style:column-width="107.55pt"/>
    </style:style>
    <style:style style:name="co4" style:family="table-column">
      <style:table-column-properties fo:break-before="auto" style:column-width="96.6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0.06pt solid #000000"/>
    </style:style>
    <style:style style:name="ce3"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resul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number-columns-repeated="1019" table:default-cell-style-name="ce1"/>
        <table:table-row table:style-name="ro1" table:number-rows-repeated="5">
          <table:table-cell table:number-columns-repeated="1024"/>
        </table:table-row>
        <table:table-row table:style-name="ro1">
          <table:table-cell office:value-type="string" calcext:value-type="string">
            <text:p>With Best Compiler Optimization</text:p>
          </table:table-cell>
          <table:table-cell office:value-type="string" calcext:value-type="string">
            <text:p>Original (-O2)</text:p>
          </table:table-cell>
          <table:table-cell office:value-type="string" calcext:value-type="string">
            <text:p>Column-major (-O1)</text:p>
          </table:table-cell>
          <table:table-cell office:value-type="string" calcext:value-type="string">
            <text:p>Tiled 16x16 (-O3)</text:p>
          </table:table-cell>
          <table:table-cell office:value-type="string" calcext:value-type="string">
            <text:p>Tiled 32x32 (-O2)</text:p>
          </table:table-cell>
          <table:table-cell table:number-columns-repeated="1019"/>
        </table:table-row>
        <table:table-row table:style-name="ro1">
          <table:table-cell office:value-type="string" calcext:value-type="string">
            <text:p>Runtime</text:p>
          </table:table-cell>
          <table:table-cell office:value-type="float" office:value="159.971429077" calcext:value-type="float">
            <text:p>159.971429077</text:p>
          </table:table-cell>
          <table:table-cell office:value-type="float" office:value="14.123902489" calcext:value-type="float">
            <text:p>14.123902489</text:p>
          </table:table-cell>
          <table:table-cell office:value-type="float" office:value="13.929938737" calcext:value-type="float">
            <text:p>13.929938737</text:p>
          </table:table-cell>
          <table:table-cell office:value-type="float" office:value="12.740925229" calcext:value-type="float">
            <text:p>12.740925229</text:p>
          </table:table-cell>
          <table:table-cell table:number-columns-repeated="1019"/>
        </table:table-row>
        <table:table-row table:style-name="ro1">
          <table:table-cell office:value-type="string" calcext:value-type="string">
            <text:p>Cache Misses</text:p>
          </table:table-cell>
          <table:table-cell table:style-name="ce3" office:value-type="float" office:value="1080257277" calcext:value-type="float">
            <text:p>1,080,257,277</text:p>
          </table:table-cell>
          <table:table-cell table:style-name="ce3" office:value-type="float" office:value="5722087" calcext:value-type="float">
            <text:p>5,722,087</text:p>
          </table:table-cell>
          <table:table-cell table:style-name="ce3" office:value-type="float" office:value="11378444" calcext:value-type="float">
            <text:p>11,378,444</text:p>
          </table:table-cell>
          <table:table-cell table:style-name="ce3" office:value-type="float" office:value="6578498" calcext:value-type="float">
            <text:p>6,578,498</text:p>
          </table:table-cell>
          <table:table-cell table:number-columns-repeated="1019"/>
        </table:table-row>
        <table:table-row table:style-name="ro1">
          <table:table-cell office:value-type="string" calcext:value-type="string">
            <text:p>Cache References</text:p>
          </table:table-cell>
          <table:table-cell table:style-name="ce3" office:value-type="float" office:value="3382122281" calcext:value-type="float">
            <text:p>3,382,122,281</text:p>
          </table:table-cell>
          <table:table-cell table:style-name="ce3" office:value-type="float" office:value="3384556693" calcext:value-type="float">
            <text:p>3,384,556,693</text:p>
          </table:table-cell>
          <table:table-cell table:style-name="ce3" office:value-type="float" office:value="3381367003" calcext:value-type="float">
            <text:p>3,381,367,003</text:p>
          </table:table-cell>
          <table:table-cell table:style-name="ce3" office:value-type="float" office:value="3381796674" calcext:value-type="float">
            <text:p>3,381,796,674</text:p>
          </table:table-cell>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22:43:43.6017529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